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ylophone Resistance Calcula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table:style-name="ce1" office:value-type="float" office:value="0.0000001" calcext:value-type="float">
            <text:p>1.00E-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style-name="ce1" office:value-type="float" office:value="10000" calcext:value-type="float">
            <text:p>1.00E+04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876" calcext:value-type="float">
            <text:p>1876</text:p>
          </table:table-cell>
          <table:table-cell table:formula="of:=1/(0.693*([.$B$3]+2*SUM([.$B$4:.B4]))*[.$B$2])" office:value-type="float" office:value="1049.30296902374" calcext:value-type="float">
            <text:p>1049.30296902374</text:p>
          </table:table-cell>
          <table:table-cell table:formula="of:=([.$B$3]+SUM([.$B$4:.B4]))/([.$B$3]+2*SUM([.$B$4:.B4]))" office:value-type="float" office:value="0.863583478766725" calcext:value-type="float">
            <text:p>0.863583478766725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411" calcext:value-type="float">
            <text:p>411</text:p>
          </table:table-cell>
          <table:table-cell table:formula="of:=1/(0.693*([.$B$3]+2*SUM([.$B$4:.B5]))*[.$B$2])" office:value-type="float" office:value="990.12038081614" calcext:value-type="float">
            <text:p>990.12038081614</text:p>
          </table:table-cell>
          <table:table-cell table:formula="of:=([.$B$3]+SUM([.$B$4:.B5]))/([.$B$3]+2*SUM([.$B$4:.B5]))" office:value-type="float" office:value="0.843076711952793" calcext:value-type="float">
            <text:p>0.843076711952793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438" calcext:value-type="float">
            <text:p>438</text:p>
          </table:table-cell>
          <table:table-cell table:formula="of:=1/(0.693*([.$B$3]+2*SUM([.$B$4:.B6]))*[.$B$2])" office:value-type="float" office:value="933.981516505788" calcext:value-type="float">
            <text:p>933.981516505788</text:p>
          </table:table-cell>
          <table:table-cell table:formula="of:=([.$B$3]+SUM([.$B$4:.B6]))/([.$B$3]+2*SUM([.$B$4:.B6]))" office:value-type="float" office:value="0.823624595469256" calcext:value-type="float">
            <text:p>0.823624595469256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456" calcext:value-type="float">
            <text:p>456</text:p>
          </table:table-cell>
          <table:table-cell table:formula="of:=1/(0.693*([.$B$3]+2*SUM([.$B$4:.B7]))*[.$B$2])" office:value-type="float" office:value="881.922407408289" calcext:value-type="float">
            <text:p>881.922407408289</text:p>
          </table:table-cell>
          <table:table-cell table:formula="of:=([.$B$3]+SUM([.$B$4:.B7]))/([.$B$3]+2*SUM([.$B$4:.B7]))" office:value-type="float" office:value="0.805586114166972" calcext:value-type="float">
            <text:p>0.805586114166972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82" calcext:value-type="float">
            <text:p>482</text:p>
          </table:table-cell>
          <table:table-cell table:formula="of:=1/(0.693*([.$B$3]+2*SUM([.$B$4:.B8]))*[.$B$2])" office:value-type="float" office:value="832.853193467299" calcext:value-type="float">
            <text:p>832.853193467299</text:p>
          </table:table-cell>
          <table:table-cell table:formula="of:=([.$B$3]+SUM([.$B$4:.B8]))/([.$B$3]+2*SUM([.$B$4:.B8]))" office:value-type="float" office:value="0.788583631536419" calcext:value-type="float">
            <text:p>0.788583631536419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520" calcext:value-type="float">
            <text:p>520</text:p>
          </table:table-cell>
          <table:table-cell table:formula="of:=1/(0.693*([.$B$3]+2*SUM([.$B$4:.B9]))*[.$B$2])" office:value-type="float" office:value="785.691736361452" calcext:value-type="float">
            <text:p>785.691736361452</text:p>
          </table:table-cell>
          <table:table-cell table:formula="of:=([.$B$3]+SUM([.$B$4:.B9]))/([.$B$3]+2*SUM([.$B$4:.B9]))" office:value-type="float" office:value="0.772242186649243" calcext:value-type="float">
            <text:p>0.772242186649243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546" calcext:value-type="float">
            <text:p>546</text:p>
          </table:table-cell>
          <table:table-cell table:formula="of:=1/(0.693*([.$B$3]+2*SUM([.$B$4:.B10]))*[.$B$2])" office:value-type="float" office:value="741.598028061179" calcext:value-type="float">
            <text:p>741.598028061179</text:p>
          </table:table-cell>
          <table:table-cell table:formula="of:=([.$B$3]+SUM([.$B$4:.B10]))/([.$B$3]+2*SUM([.$B$4:.B10]))" office:value-type="float" office:value="0.756963716723199" calcext:value-type="float">
            <text:p>0.756963716723199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482" calcext:value-type="float">
            <text:p>482</text:p>
          </table:table-cell>
          <table:table-cell table:formula="of:=1/(0.693*([.$B$3]+2*SUM([.$B$4:.B11]))*[.$B$2])" office:value-type="float" office:value="706.591637940183" calcext:value-type="float">
            <text:p>706.591637940183</text:p>
          </table:table-cell>
          <table:table-cell table:formula="of:=([.$B$3]+SUM([.$B$4:.B11]))/([.$B$3]+2*SUM([.$B$4:.B11]))" office:value-type="float" office:value="0.744834002546274" calcext:value-type="float">
            <text:p>0.744834002546274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520" calcext:value-type="float">
            <text:p>520</text:p>
          </table:table-cell>
          <table:table-cell table:formula="of:=1/(0.693*([.$B$3]+2*SUM([.$B$4:.B12]))*[.$B$2])" office:value-type="float" office:value="672.35180458552" calcext:value-type="float">
            <text:p>672.35180458552</text:p>
          </table:table-cell>
          <table:table-cell table:formula="of:=([.$B$3]+SUM([.$B$4:.B12]))/([.$B$3]+2*SUM([.$B$4:.B12]))" office:value-type="float" office:value="0.732969900288883" calcext:value-type="float">
            <text:p>0.732969900288883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650" calcext:value-type="float">
            <text:p>650</text:p>
          </table:table-cell>
          <table:table-cell table:formula="of:=1/(0.693*([.$B$3]+2*SUM([.$B$4:.B13]))*[.$B$2])" office:value-type="float" office:value="633.951956331361" calcext:value-type="float">
            <text:p>633.951956331361</text:p>
          </table:table-cell>
          <table:table-cell table:formula="of:=([.$B$3]+SUM([.$B$4:.B13]))/([.$B$3]+2*SUM([.$B$4:.B13]))" office:value-type="float" office:value="0.719664352868816" calcext:value-type="float">
            <text:p>0.719664352868816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690" calcext:value-type="float">
            <text:p>690</text:p>
          </table:table-cell>
          <table:table-cell table:formula="of:=1/(0.693*([.$B$3]+2*SUM([.$B$4:.B14]))*[.$B$2])" office:value-type="float" office:value="597.714126005071" calcext:value-type="float">
            <text:p>597.714126005071</text:p>
          </table:table-cell>
          <table:table-cell table:formula="of:=([.$B$3]+SUM([.$B$4:.B14]))/([.$B$3]+2*SUM([.$B$4:.B14]))" office:value-type="float" office:value="0.707107944660757" calcext:value-type="float">
            <text:p>0.707107944660757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730" calcext:value-type="float">
            <text:p>730</text:p>
          </table:table-cell>
          <table:table-cell table:formula="of:=1/(0.693*([.$B$3]+2*SUM([.$B$4:.B15]))*[.$B$2])" office:value-type="float" office:value="563.628405203282" calcext:value-type="float">
            <text:p>563.628405203282</text:p>
          </table:table-cell>
          <table:table-cell table:formula="of:=([.$B$3]+SUM([.$B$4:.B15]))/([.$B$3]+2*SUM([.$B$4:.B15]))" office:value-type="float" office:value="0.695297242402937" calcext:value-type="float">
            <text:p>0.695297242402937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1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9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Stylophone Resistance Calculator</text:p>
          </table:table-cell>
          <table:table-cell table:number-columns-repeated="8"/>
          <table:table-cell table:style-name="Default" office:value-type="string" calcext:value-type="string">
            <text:p>Actual Value</text:p>
          </table:table-cell>
          <table:table-cell office:value-type="string" calcext:value-type="string">
            <text:p>EIA E96 (1%)</text:p>
          </table:table-cell>
          <table:table-cell table:style-name="Default"/>
        </table:table-row>
        <table:table-row table:style-name="ro1">
          <table:table-cell office:value-type="string" calcext:value-type="string">
            <text:p>C1</text:p>
          </table:table-cell>
          <table:table-cell table:style-name="ce1" office:value-type="float" office:value="0.00000001" calcext:value-type="float">
            <text:p>1.00E-08</text:p>
          </table:table-cell>
          <table:table-cell table:number-columns-repeated="7"/>
          <table:table-cell office:value-type="float" office:value="0.00000001" calcext:value-type="float">
            <text:p>1.00E-08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1</text:p>
          </table:table-cell>
          <table:table-cell table:style-name="ce1" office:value-type="float" office:value="10000" calcext:value-type="float">
            <text:p>1.00E+04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Key colour</text:p>
          </table:table-cell>
          <table:table-cell office:value-type="string" calcext:value-type="string">
            <text:p>Target Frequency</text:p>
          </table:table-cell>
          <table:table-cell office:value-type="string" calcext:value-type="string">
            <text:p>Target Frequency 2</text:p>
          </table:table-cell>
          <table:table-cell/>
          <table:table-cell office:value-type="float" office:value="10000" calcext:value-type="float">
            <text:p>1.00E+04</text:p>
          </table:table-cell>
          <table:table-cell office:value-type="string" calcext:value-type="string">
            <text:p>Freq</text:p>
          </table:table-cell>
          <table:table-cell table:style-name="Default" office:value-type="string" calcext:value-type="string">
            <text:p>Freq diff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formula="of:=0.5*(1/0.693/[.H4]/[.$B$2]-[.$B$3])" office:value-type="float" office:value="22360.456936266" calcext:value-type="float">
            <text:p>22360.456936266</text:p>
          </table:table-cell>
          <table:table-cell table:formula="of:=1/(0.693*([.$B$3]+2*SUM([.$B$4:.B4]))*[.$B$2])" office:value-type="float" office:value="2637.02" calcext:value-type="float">
            <text:p>2637.02</text:p>
          </table:table-cell>
          <table:table-cell table:formula="of:=([.$B$3]+SUM([.$B$4:.B4]))/([.$B$3]+2*SUM([.$B$4:.B4]))" office:value-type="float" office:value="0.591372743" calcext:value-type="float">
            <text:p>0.59137274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W</text:p>
          </table:table-cell>
          <table:table-cell office:value-type="float" office:value="5274.04" calcext:value-type="float">
            <text:p>5274.04</text:p>
          </table:table-cell>
          <table:table-cell table:formula="of:=[.G4]/2" office:value-type="float" office:value="2637.02" calcext:value-type="float">
            <text:p>2637.02</text:p>
          </table:table-cell>
          <table:table-cell/>
          <table:table-cell office:value-type="float" office:value="22100" calcext:value-type="float">
            <text:p>2.21E+04</text:p>
          </table:table-cell>
          <table:table-cell table:formula="of:=1/(0.693*([.$J$3]+2*SUM([.$J$4:.J4]))*[.$J$2])" office:value-type="float" office:value="2662.36428598052" calcext:value-type="float">
            <text:p>2662.36428598052</text:p>
          </table:table-cell>
          <table:table-cell table:formula="of:=([.K4]-[.H4])/[.H4]" office:value-type="percentage" office:value="0.00961095705778561" calcext:value-type="percentage">
            <text:p>0.96%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table:formula="of:=0.5*(1/0.693/[.H5]/[.$B$2]-[.$B$3])-SUM([.$B$4:.B4])" office:value-type="float" office:value="1626.94255713688" calcext:value-type="float">
            <text:p>1626.94255713688</text:p>
          </table:table-cell>
          <table:table-cell table:formula="of:=1/(0.693*([.$B$3]+2*SUM([.$B$4:.B5]))*[.$B$2])" office:value-type="float" office:value="2489.015" calcext:value-type="float">
            <text:p>2489.015</text:p>
          </table:table-cell>
          <table:table-cell table:formula="of:=([.$B$3]+SUM([.$B$4:.B5]))/([.$B$3]+2*SUM([.$B$4:.B5]))" office:value-type="float" office:value="0.58624436975" calcext:value-type="float">
            <text:p>0.58624436975</text:p>
          </table:table-cell>
          <table:table-cell office:value-type="string" calcext:value-type="string">
            <text:p>D#8</text:p>
          </table:table-cell>
          <table:table-cell office:value-type="string" calcext:value-type="string">
            <text:p>B</text:p>
          </table:table-cell>
          <table:table-cell office:value-type="float" office:value="4978.03" calcext:value-type="float">
            <text:p>4978.03</text:p>
          </table:table-cell>
          <table:table-cell table:formula="of:=[.G5]/2" office:value-type="float" office:value="2489.015" calcext:value-type="float">
            <text:p>2489.015</text:p>
          </table:table-cell>
          <table:table-cell/>
          <table:table-cell office:value-type="float" office:value="1620" calcext:value-type="float">
            <text:p>1.62E+03</text:p>
          </table:table-cell>
          <table:table-cell table:formula="of:=1/(0.693*([.$J$3]+2*SUM([.$J$4:.J5]))*[.$J$2])" office:value-type="float" office:value="2512.1891417156" calcext:value-type="float">
            <text:p>2512.1891417156</text:p>
          </table:table-cell>
          <table:table-cell table:formula="of:=([.K5]-[.H5])/[.H5]" office:value-type="percentage" office:value="0.00931056731904148" calcext:value-type="percentage">
            <text:p>0.93%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table:formula="of:=0.5*(1/0.693/[.H6]/[.$B$2]-[.$B$3])-SUM([.$B$4:.B5])" office:value-type="float" office:value="1723.71083027537" calcext:value-type="float">
            <text:p>1723.71083027537</text:p>
          </table:table-cell>
          <table:table-cell table:formula="of:=1/(0.693*([.$B$3]+2*SUM([.$B$4:.B6]))*[.$B$2])" office:value-type="float" office:value="2349.315" calcext:value-type="float">
            <text:p>2349.315</text:p>
          </table:table-cell>
          <table:table-cell table:formula="of:=([.$B$3]+SUM([.$B$4:.B6]))/([.$B$3]+2*SUM([.$B$4:.B6]))" office:value-type="float" office:value="0.58140376475" calcext:value-type="float">
            <text:p>0.58140376475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W</text:p>
          </table:table-cell>
          <table:table-cell office:value-type="float" office:value="4698.63" calcext:value-type="float">
            <text:p>4698.63</text:p>
          </table:table-cell>
          <table:table-cell table:formula="of:=[.G6]/2" office:value-type="float" office:value="2349.315" calcext:value-type="float">
            <text:p>2349.315</text:p>
          </table:table-cell>
          <table:table-cell/>
          <table:table-cell office:value-type="float" office:value="1740" calcext:value-type="float">
            <text:p>1.74E+03</text:p>
          </table:table-cell>
          <table:table-cell table:formula="of:=1/(0.693*([.$J$3]+2*SUM([.$J$4:.J6]))*[.$J$2])" office:value-type="float" office:value="2368.68260505818" calcext:value-type="float">
            <text:p>2368.68260505818</text:p>
          </table:table-cell>
          <table:table-cell table:formula="of:=([.K6]-[.H6])/[.H6]" office:value-type="percentage" office:value="0.00824393708726985" calcext:value-type="percentage">
            <text:p>0.82%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table:formula="of:=0.5*(1/0.693/[.H7]/[.$B$2]-[.$B$3])-SUM([.$B$4:.B6])" office:value-type="float" office:value="1826.14949163844" calcext:value-type="float">
            <text:p>1826.14949163844</text:p>
          </table:table-cell>
          <table:table-cell table:formula="of:=1/(0.693*([.$B$3]+2*SUM([.$B$4:.B7]))*[.$B$2])" office:value-type="float" office:value="2217.46" calcext:value-type="float">
            <text:p>2217.46</text:p>
          </table:table-cell>
          <table:table-cell table:formula="of:=([.$B$3]+SUM([.$B$4:.B7]))/([.$B$3]+2*SUM([.$B$4:.B7]))" office:value-type="float" office:value="0.576834989" calcext:value-type="float">
            <text:p>0.576834989</text:p>
          </table:table-cell>
          <table:table-cell office:value-type="string" calcext:value-type="string">
            <text:p>C#8</text:p>
          </table:table-cell>
          <table:table-cell office:value-type="string" calcext:value-type="string">
            <text:p>B</text:p>
          </table:table-cell>
          <table:table-cell office:value-type="float" office:value="4434.92" calcext:value-type="float">
            <text:p>4434.92</text:p>
          </table:table-cell>
          <table:table-cell table:formula="of:=[.G7]/2" office:value-type="float" office:value="2217.46" calcext:value-type="float">
            <text:p>2217.46</text:p>
          </table:table-cell>
          <table:table-cell/>
          <table:table-cell office:value-type="float" office:value="1820" calcext:value-type="float">
            <text:p>1.82E+03</text:p>
          </table:table-cell>
          <table:table-cell table:formula="of:=1/(0.693*([.$J$3]+2*SUM([.$J$4:.J7]))*[.$J$2])" office:value-type="float" office:value="2235.13234665651" calcext:value-type="float">
            <text:p>2235.13234665651</text:p>
          </table:table-cell>
          <table:table-cell table:formula="of:=([.K7]-[.H7])/[.H7]" office:value-type="percentage" office:value="0.00796963492306961" calcext:value-type="percentage">
            <text:p>0.80%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table:formula="of:=0.5*(1/0.693/[.H8]/[.$B$2]-[.$B$3])-SUM([.$B$4:.B7])" office:value-type="float" office:value="1934.74199551135" calcext:value-type="float">
            <text:p>1934.74199551135</text:p>
          </table:table-cell>
          <table:table-cell table:formula="of:=1/(0.693*([.$B$3]+2*SUM([.$B$4:.B8]))*[.$B$2])" office:value-type="float" office:value="2093.005" calcext:value-type="float">
            <text:p>2093.005</text:p>
          </table:table-cell>
          <table:table-cell table:formula="of:=([.$B$3]+SUM([.$B$4:.B8]))/([.$B$3]+2*SUM([.$B$4:.B8]))" office:value-type="float" office:value="0.57252262325" calcext:value-type="float">
            <text:p>0.57252262325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W</text:p>
          </table:table-cell>
          <table:table-cell office:value-type="float" office:value="4186.01" calcext:value-type="float">
            <text:p>4186.01</text:p>
          </table:table-cell>
          <table:table-cell table:formula="of:=[.G8]/2" office:value-type="float" office:value="2093.005" calcext:value-type="float">
            <text:p>2093.005</text:p>
          </table:table-cell>
          <table:table-cell/>
          <table:table-cell office:value-type="float" office:value="1910" calcext:value-type="float">
            <text:p>1.91E+03</text:p>
          </table:table-cell>
          <table:table-cell table:formula="of:=1/(0.693*([.$J$3]+2*SUM([.$J$4:.J8]))*[.$J$2])" office:value-type="float" office:value="2110.26826996409" calcext:value-type="float">
            <text:p>2110.26826996409</text:p>
          </table:table-cell>
          <table:table-cell table:formula="of:=([.K8]-[.H8])/[.H8]" office:value-type="percentage" office:value="0.00824807870219477" calcext:value-type="percentage">
            <text:p>0.82%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table:formula="of:=0.5*(1/0.693/[.H9]/[.$B$2]-[.$B$3])-SUM([.$B$4:.B8])" office:value-type="float" office:value="2049.78704640413" calcext:value-type="float">
            <text:p>2049.78704640413</text:p>
          </table:table-cell>
          <table:table-cell table:formula="of:=1/(0.693*([.$B$3]+2*SUM([.$B$4:.B9]))*[.$B$2])" office:value-type="float" office:value="1975.535" calcext:value-type="float">
            <text:p>1975.535</text:p>
          </table:table-cell>
          <table:table-cell table:formula="of:=([.$B$3]+SUM([.$B$4:.B9]))/([.$B$3]+2*SUM([.$B$4:.B9]))" office:value-type="float" office:value="0.56845228775" calcext:value-type="float">
            <text:p>0.5684522877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W</text:p>
          </table:table-cell>
          <table:table-cell office:value-type="float" office:value="3951.07" calcext:value-type="float">
            <text:p>3951.07</text:p>
          </table:table-cell>
          <table:table-cell table:formula="of:=[.G9]/2" office:value-type="float" office:value="1975.535" calcext:value-type="float">
            <text:p>1975.535</text:p>
          </table:table-cell>
          <table:table-cell/>
          <table:table-cell office:value-type="float" office:value="2050" calcext:value-type="float">
            <text:p>2.05E+03</text:p>
          </table:table-cell>
          <table:table-cell table:formula="of:=1/(0.693*([.$J$3]+2*SUM([.$J$4:.J9]))*[.$J$2])" office:value-type="float" office:value="1990.89603063113" calcext:value-type="float">
            <text:p>1990.89603063113</text:p>
          </table:table-cell>
          <table:table-cell table:formula="of:=([.K9]-[.H9])/[.H9]" office:value-type="percentage" office:value="0.00777563071832682" calcext:value-type="percentage">
            <text:p>0.78%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table:formula="of:=0.5*(1/0.693/[.H10]/[.$B$2]-[.$B$3])-SUM([.$B$4:.B9])" office:value-type="float" office:value="2171.7346900579" calcext:value-type="float">
            <text:p>2171.7346900579</text:p>
          </table:table-cell>
          <table:table-cell table:formula="of:=1/(0.693*([.$B$3]+2*SUM([.$B$4:.B10]))*[.$B$2])" office:value-type="float" office:value="1864.655" calcext:value-type="float">
            <text:p>1864.655</text:p>
          </table:table-cell>
          <table:table-cell table:formula="of:=([.$B$3]+SUM([.$B$4:.B10]))/([.$B$3]+2*SUM([.$B$4:.B10]))" office:value-type="float" office:value="0.56461029575" calcext:value-type="float">
            <text:p>0.56461029575</text:p>
          </table:table-cell>
          <table:table-cell office:value-type="string" calcext:value-type="string">
            <text:p>A#7</text:p>
          </table:table-cell>
          <table:table-cell office:value-type="string" calcext:value-type="string">
            <text:p>B</text:p>
          </table:table-cell>
          <table:table-cell office:value-type="float" office:value="3729.31" calcext:value-type="float">
            <text:p>3729.31</text:p>
          </table:table-cell>
          <table:table-cell table:formula="of:=[.G10]/2" office:value-type="float" office:value="1864.655" calcext:value-type="float">
            <text:p>1864.655</text:p>
          </table:table-cell>
          <table:table-cell/>
          <table:table-cell office:value-type="float" office:value="2150" calcext:value-type="float">
            <text:p>2.15E+03</text:p>
          </table:table-cell>
          <table:table-cell table:formula="of:=1/(0.693*([.$J$3]+2*SUM([.$J$4:.J10]))*[.$J$2])" office:value-type="float" office:value="1879.39755535484" calcext:value-type="float">
            <text:p>1879.39755535484</text:p>
          </table:table-cell>
          <table:table-cell table:formula="of:=([.K10]-[.H10])/[.H10]" office:value-type="percentage" office:value="0.00790631798098604" calcext:value-type="percentage">
            <text:p>0.79%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table:formula="of:=0.5*(1/0.693/[.H11]/[.$B$2]-[.$B$3])-SUM([.$B$4:.B10])" office:value-type="float" office:value="2300.8356288873" calcext:value-type="float">
            <text:p>2300.8356288873</text:p>
          </table:table-cell>
          <table:table-cell table:formula="of:=1/(0.693*([.$B$3]+2*SUM([.$B$4:.B11]))*[.$B$2])" office:value-type="float" office:value="1760" calcext:value-type="float">
            <text:p>1760</text:p>
          </table:table-cell>
          <table:table-cell table:formula="of:=([.$B$3]+SUM([.$B$4:.B11]))/([.$B$3]+2*SUM([.$B$4:.B11]))" office:value-type="float" office:value="0.560984" calcext:value-type="float">
            <text:p>0.560984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W</text:p>
          </table:table-cell>
          <table:table-cell office:value-type="float" office:value="3520" calcext:value-type="float">
            <text:p>3520</text:p>
          </table:table-cell>
          <table:table-cell table:formula="of:=[.G11]/2" office:value-type="float" office:value="1760" calcext:value-type="float">
            <text:p>1760</text:p>
          </table:table-cell>
          <table:table-cell/>
          <table:table-cell office:value-type="float" office:value="2320" calcext:value-type="float">
            <text:p>2.32E+03</text:p>
          </table:table-cell>
          <table:table-cell table:formula="of:=1/(0.693*([.$J$3]+2*SUM([.$J$4:.J11]))*[.$J$2])" office:value-type="float" office:value="1772.29359248519" calcext:value-type="float">
            <text:p>1772.29359248519</text:p>
          </table:table-cell>
          <table:table-cell table:formula="of:=([.K11]-[.H11])/[.H11]" office:value-type="percentage" office:value="0.00698499573022246" calcext:value-type="percentage">
            <text:p>0.70%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table:formula="of:=0.5*(1/0.693/[.H12]/[.$B$2]-[.$B$3])-SUM([.$B$4:.B11])" office:value-type="float" office:value="2437.61982122945" calcext:value-type="float">
            <text:p>2437.61982122945</text:p>
          </table:table-cell>
          <table:table-cell table:formula="of:=1/(0.693*([.$B$3]+2*SUM([.$B$4:.B12]))*[.$B$2])" office:value-type="float" office:value="1661.22" calcext:value-type="float">
            <text:p>1661.22</text:p>
          </table:table-cell>
          <table:table-cell table:formula="of:=([.$B$3]+SUM([.$B$4:.B12]))/([.$B$3]+2*SUM([.$B$4:.B12]))" office:value-type="float" office:value="0.557561273" calcext:value-type="float">
            <text:p>0.557561273</text:p>
          </table:table-cell>
          <table:table-cell office:value-type="string" calcext:value-type="string">
            <text:p>G#7</text:p>
          </table:table-cell>
          <table:table-cell office:value-type="string" calcext:value-type="string">
            <text:p>B</text:p>
          </table:table-cell>
          <table:table-cell office:value-type="float" office:value="3322.44" calcext:value-type="float">
            <text:p>3322.44</text:p>
          </table:table-cell>
          <table:table-cell table:formula="of:=[.G12]/2" office:value-type="float" office:value="1661.22" calcext:value-type="float">
            <text:p>1661.22</text:p>
          </table:table-cell>
          <table:table-cell/>
          <table:table-cell office:value-type="float" office:value="2430" calcext:value-type="float">
            <text:p>2.43E+03</text:p>
          </table:table-cell>
          <table:table-cell table:formula="of:=1/(0.693*([.$J$3]+2*SUM([.$J$4:.J12]))*[.$J$2])" office:value-type="float" office:value="1672.46342489736" calcext:value-type="float">
            <text:p>1672.46342489736</text:p>
          </table:table-cell>
          <table:table-cell table:formula="of:=([.K12]-[.H12])/[.H12]" office:value-type="percentage" office:value="0.00676817332885511" calcext:value-type="percentage">
            <text:p>0.68%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table:formula="of:=0.5*(1/0.693/[.H13]/[.$B$2]-[.$B$3])-SUM([.$B$4:.B12])" office:value-type="float" office:value="2582.68455064364" calcext:value-type="float">
            <text:p>2582.68455064364</text:p>
          </table:table-cell>
          <table:table-cell table:formula="of:=1/(0.693*([.$B$3]+2*SUM([.$B$4:.B13]))*[.$B$2])" office:value-type="float" office:value="1567.98" calcext:value-type="float">
            <text:p>1567.98</text:p>
          </table:table-cell>
          <table:table-cell table:formula="of:=([.$B$3]+SUM([.$B$4:.B13]))/([.$B$3]+2*SUM([.$B$4:.B13]))" office:value-type="float" office:value="0.554330507" calcext:value-type="float">
            <text:p>0.554330507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W</text:p>
          </table:table-cell>
          <table:table-cell office:value-type="float" office:value="3135.96" calcext:value-type="float">
            <text:p>3135.96</text:p>
          </table:table-cell>
          <table:table-cell table:formula="of:=[.G13]/2" office:value-type="float" office:value="1567.98" calcext:value-type="float">
            <text:p>1567.98</text:p>
          </table:table-cell>
          <table:table-cell/>
          <table:table-cell office:value-type="float" office:value="2610" calcext:value-type="float">
            <text:p>2.61E+03</text:p>
          </table:table-cell>
          <table:table-cell table:formula="of:=1/(0.693*([.$J$3]+2*SUM([.$J$4:.J13]))*[.$J$2])" office:value-type="float" office:value="1577.05075737863" calcext:value-type="float">
            <text:p>1577.05075737863</text:p>
          </table:table-cell>
          <table:table-cell table:formula="of:=([.K13]-[.H13])/[.H13]" office:value-type="percentage" office:value="0.00578499558580212" calcext:value-type="percentage">
            <text:p>0.58%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table:formula="of:=0.5*(1/0.693/[.H14]/[.$B$2]-[.$B$3])-SUM([.$B$4:.B13])" office:value-type="float" office:value="2736.04399534348" calcext:value-type="float">
            <text:p>2736.04399534348</text:p>
          </table:table-cell>
          <table:table-cell table:formula="of:=1/(0.693*([.$B$3]+2*SUM([.$B$4:.B14]))*[.$B$2])" office:value-type="float" office:value="1479.98" calcext:value-type="float">
            <text:p>1479.98</text:p>
          </table:table-cell>
          <table:table-cell table:formula="of:=([.$B$3]+SUM([.$B$4:.B14]))/([.$B$3]+2*SUM([.$B$4:.B14]))" office:value-type="float" office:value="0.551281307" calcext:value-type="float">
            <text:p>0.551281307</text:p>
          </table:table-cell>
          <table:table-cell office:value-type="string" calcext:value-type="string">
            <text:p>F#7</text:p>
          </table:table-cell>
          <table:table-cell office:value-type="string" calcext:value-type="string">
            <text:p>B</text:p>
          </table:table-cell>
          <table:table-cell office:value-type="float" office:value="2959.96" calcext:value-type="float">
            <text:p>2959.96</text:p>
          </table:table-cell>
          <table:table-cell table:formula="of:=[.G14]/2" office:value-type="float" office:value="1479.98" calcext:value-type="float">
            <text:p>1479.98</text:p>
          </table:table-cell>
          <table:table-cell/>
          <table:table-cell office:value-type="float" office:value="2740" calcext:value-type="float">
            <text:p>2.74E+03</text:p>
          </table:table-cell>
          <table:table-cell table:formula="of:=1/(0.693*([.$J$3]+2*SUM([.$J$4:.J14]))*[.$J$2])" office:value-type="float" office:value="1487.93714477361" calcext:value-type="float">
            <text:p>1487.93714477361</text:p>
          </table:table-cell>
          <table:table-cell table:formula="of:=([.K14]-[.H14])/[.H14]" office:value-type="percentage" office:value="0.00537652182705573" calcext:value-type="percentage">
            <text:p>0.54%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table:formula="of:=0.5*(1/0.693/[.H15]/[.$B$2]-[.$B$3])-SUM([.$B$4:.B14])" office:value-type="float" office:value="2898.87181545907" calcext:value-type="float">
            <text:p>2898.87181545907</text:p>
          </table:table-cell>
          <table:table-cell table:formula="of:=1/(0.693*([.$B$3]+2*SUM([.$B$4:.B15]))*[.$B$2])" office:value-type="float" office:value="1396.915" calcext:value-type="float">
            <text:p>1396.915</text:p>
          </table:table-cell>
          <table:table-cell table:formula="of:=([.$B$3]+SUM([.$B$4:.B15]))/([.$B$3]+2*SUM([.$B$4:.B15]))" office:value-type="float" office:value="0.54840310475" calcext:value-type="float">
            <text:p>0.54840310475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W</text:p>
          </table:table-cell>
          <table:table-cell office:value-type="float" office:value="2793.83" calcext:value-type="float">
            <text:p>2793.83</text:p>
          </table:table-cell>
          <table:table-cell table:formula="of:=[.G15]/2" office:value-type="float" office:value="1396.915" calcext:value-type="float">
            <text:p>1396.915</text:p>
          </table:table-cell>
          <table:table-cell/>
          <table:table-cell office:value-type="float" office:value="2870" calcext:value-type="float">
            <text:p>2.87E+03</text:p>
          </table:table-cell>
          <table:table-cell table:formula="of:=1/(0.693*([.$J$3]+2*SUM([.$J$4:.J15]))*[.$J$2])" office:value-type="float" office:value="1404.79112441729" calcext:value-type="float">
            <text:p>1404.79112441729</text:p>
          </table:table-cell>
          <table:table-cell table:formula="of:=([.K15]-[.H15])/[.H15]" office:value-type="percentage" office:value="0.00563822739199784" calcext:value-type="percentage">
            <text:p>0.56%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table:formula="of:=0.5*(1/0.693/[.H16]/[.$B$2]-[.$B$3])-SUM([.$B$4:.B15])" office:value-type="float" office:value="3071.33451367899" calcext:value-type="float">
            <text:p>3071.33451367899</text:p>
          </table:table-cell>
          <table:table-cell table:formula="of:=1/(0.693*([.$B$3]+2*SUM([.$B$4:.B16]))*[.$B$2])" office:value-type="float" office:value="1318.51" calcext:value-type="float">
            <text:p>1318.51</text:p>
          </table:table-cell>
          <table:table-cell table:formula="of:=([.$B$3]+SUM([.$B$4:.B16]))/([.$B$3]+2*SUM([.$B$4:.B16]))" office:value-type="float" office:value="0.5456863715" calcext:value-type="float">
            <text:p>0.5456863715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W</text:p>
          </table:table-cell>
          <table:table-cell office:value-type="float" office:value="2637.02" calcext:value-type="float">
            <text:p>2637.02</text:p>
          </table:table-cell>
          <table:table-cell table:formula="of:=[.G16]/2" office:value-type="float" office:value="1318.51" calcext:value-type="float">
            <text:p>1318.51</text:p>
          </table:table-cell>
          <table:table-cell/>
          <table:table-cell office:value-type="float" office:value="3010" calcext:value-type="float">
            <text:p>3.01E+03</text:p>
          </table:table-cell>
          <table:table-cell table:formula="of:=1/(0.693*([.$J$3]+2*SUM([.$J$4:.J16]))*[.$J$2])" office:value-type="float" office:value="1327.01990344072" calcext:value-type="float">
            <text:p>1327.01990344072</text:p>
          </table:table-cell>
          <table:table-cell table:formula="of:=([.K16]-[.H16])/[.H16]" office:value-type="percentage" office:value="0.00645418194835346" calcext:value-type="percentage">
            <text:p>0.65%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table:formula="of:=0.5*(1/0.693/[.H17]/[.$B$2]-[.$B$3])-SUM([.$B$4:.B16])" office:value-type="float" office:value="3253.76865317865" calcext:value-type="float">
            <text:p>3253.76865317865</text:p>
          </table:table-cell>
          <table:table-cell table:formula="of:=1/(0.693*([.$B$3]+2*SUM([.$B$4:.B17]))*[.$B$2])" office:value-type="float" office:value="1244.51" calcext:value-type="float">
            <text:p>1244.51</text:p>
          </table:table-cell>
          <table:table-cell table:formula="of:=([.$B$3]+SUM([.$B$4:.B17]))/([.$B$3]+2*SUM([.$B$4:.B17]))" office:value-type="float" office:value="0.5431222715" calcext:value-type="float">
            <text:p>0.5431222715</text:p>
          </table:table-cell>
          <table:table-cell office:value-type="string" calcext:value-type="string">
            <text:p>D#7</text:p>
          </table:table-cell>
          <table:table-cell office:value-type="string" calcext:value-type="string">
            <text:p>B</text:p>
          </table:table-cell>
          <table:table-cell office:value-type="float" office:value="2489.02" calcext:value-type="float">
            <text:p>2489.02</text:p>
          </table:table-cell>
          <table:table-cell table:formula="of:=[.G17]/2" office:value-type="float" office:value="1244.51" calcext:value-type="float">
            <text:p>1244.51</text:p>
          </table:table-cell>
          <table:table-cell/>
          <table:table-cell office:value-type="float" office:value="3240" calcext:value-type="float">
            <text:p>3.24E+03</text:p>
          </table:table-cell>
          <table:table-cell table:formula="of:=1/(0.693*([.$J$3]+2*SUM([.$J$4:.J17]))*[.$J$2])" office:value-type="float" office:value="1252.38799080146" calcext:value-type="float">
            <text:p>1252.38799080146</text:p>
          </table:table-cell>
          <table:table-cell table:formula="of:=([.K17]-[.H17])/[.H17]" office:value-type="percentage" office:value="0.0063301948569803" calcext:value-type="percentage">
            <text:p>0.63%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table:formula="of:=0.5*(1/0.693/[.H18]/[.$B$2]-[.$B$3])-SUM([.$B$4:.B17])" office:value-type="float" office:value="3447.40739824364" calcext:value-type="float">
            <text:p>3447.40739824364</text:p>
          </table:table-cell>
          <table:table-cell table:formula="of:=1/(0.693*([.$B$3]+2*SUM([.$B$4:.B18]))*[.$B$2])" office:value-type="float" office:value="1174.66" calcext:value-type="float">
            <text:p>1174.66</text:p>
          </table:table-cell>
          <table:table-cell table:formula="of:=([.$B$3]+SUM([.$B$4:.B18]))/([.$B$3]+2*SUM([.$B$4:.B18]))" office:value-type="float" office:value="0.540701969" calcext:value-type="float">
            <text:p>0.54070196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W</text:p>
          </table:table-cell>
          <table:table-cell office:value-type="float" office:value="2349.32" calcext:value-type="float">
            <text:p>2349.32</text:p>
          </table:table-cell>
          <table:table-cell table:formula="of:=[.G18]/2" office:value-type="float" office:value="1174.66" calcext:value-type="float">
            <text:p>1174.66</text:p>
          </table:table-cell>
          <table:table-cell/>
          <table:table-cell office:value-type="float" office:value="3480" calcext:value-type="float">
            <text:p>3.48E+03</text:p>
          </table:table-cell>
          <table:table-cell table:formula="of:=1/(0.693*([.$J$3]+2*SUM([.$J$4:.J18]))*[.$J$2])" office:value-type="float" office:value="1181.04554182472" calcext:value-type="float">
            <text:p>1181.04554182472</text:p>
          </table:table-cell>
          <table:table-cell table:formula="of:=([.K18]-[.H18])/[.H18]" office:value-type="percentage" office:value="0.00543607667301168" calcext:value-type="percentage">
            <text:p>0.54%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table:formula="of:=0.5*(1/0.693/[.H19]/[.$B$2]-[.$B$3])-SUM([.$B$4:.B18])" office:value-type="float" office:value="3652.42970667909" calcext:value-type="float">
            <text:p>3652.42970667909</text:p>
          </table:table-cell>
          <table:table-cell table:formula="of:=1/(0.693*([.$B$3]+2*SUM([.$B$4:.B19]))*[.$B$2])" office:value-type="float" office:value="1108.73" calcext:value-type="float">
            <text:p>1108.73</text:p>
          </table:table-cell>
          <table:table-cell table:formula="of:=([.$B$3]+SUM([.$B$4:.B19]))/([.$B$3]+2*SUM([.$B$4:.B19]))" office:value-type="float" office:value="0.5384174945" calcext:value-type="float">
            <text:p>0.5384174945</text:p>
          </table:table-cell>
          <table:table-cell office:value-type="string" calcext:value-type="string">
            <text:p>C#7</text:p>
          </table:table-cell>
          <table:table-cell office:value-type="string" calcext:value-type="string">
            <text:p>B</text:p>
          </table:table-cell>
          <table:table-cell office:value-type="float" office:value="2217.46" calcext:value-type="float">
            <text:p>2217.46</text:p>
          </table:table-cell>
          <table:table-cell table:formula="of:=[.G19]/2" office:value-type="float" office:value="1108.73" calcext:value-type="float">
            <text:p>1108.73</text:p>
          </table:table-cell>
          <table:table-cell/>
          <table:table-cell office:value-type="float" office:value="3650" calcext:value-type="float">
            <text:p>3.65E+03</text:p>
          </table:table-cell>
          <table:table-cell table:formula="of:=1/(0.693*([.$J$3]+2*SUM([.$J$4:.J19]))*[.$J$2])" office:value-type="float" office:value="1114.45894578425" calcext:value-type="float">
            <text:p>1114.45894578425</text:p>
          </table:table-cell>
          <table:table-cell table:formula="of:=([.K19]-[.H19])/[.H19]" office:value-type="percentage" office:value="0.00516712435331135" calcext:value-type="percentage">
            <text:p>0.52%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table:formula="of:=0.5*(1/0.693/[.H20]/[.$B$2]-[.$B$3])-SUM([.$B$4:.B19])" office:value-type="float" office:value="3869.64869241693" calcext:value-type="float">
            <text:p>3869.64869241693</text:p>
          </table:table-cell>
          <table:table-cell table:formula="of:=1/(0.693*([.$B$3]+2*SUM([.$B$4:.B20]))*[.$B$2])" office:value-type="float" office:value="1046.5" calcext:value-type="float">
            <text:p>1046.5</text:p>
          </table:table-cell>
          <table:table-cell table:formula="of:=([.$B$3]+SUM([.$B$4:.B20]))/([.$B$3]+2*SUM([.$B$4:.B20]))" office:value-type="float" office:value="0.536261225" calcext:value-type="float">
            <text:p>0.536261225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W</text:p>
          </table:table-cell>
          <table:table-cell office:value-type="float" office:value="2093" calcext:value-type="float">
            <text:p>2093</text:p>
          </table:table-cell>
          <table:table-cell table:formula="of:=[.G20]/2" office:value-type="float" office:value="1046.5" calcext:value-type="float">
            <text:p>1046.5</text:p>
          </table:table-cell>
          <table:table-cell/>
          <table:table-cell office:value-type="float" office:value="3830" calcext:value-type="float">
            <text:p>3.83E+03</text:p>
          </table:table-cell>
          <table:table-cell table:formula="of:=1/(0.693*([.$J$3]+2*SUM([.$J$4:.J20]))*[.$J$2])" office:value-type="float" office:value="1052.21047324008" calcext:value-type="float">
            <text:p>1052.21047324008</text:p>
          </table:table-cell>
          <table:table-cell table:formula="of:=([.K20]-[.H20])/[.H20]" office:value-type="percentage" office:value="0.00545673505979725" calcext:value-type="percentage">
            <text:p>0.55%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table:formula="of:=0.5*(1/0.693/[.H21]/[.$B$2]-[.$B$3])-SUM([.$B$4:.B20])" office:value-type="float" office:value="4099.59426225303" calcext:value-type="float">
            <text:p>4099.59426225303</text:p>
          </table:table-cell>
          <table:table-cell table:formula="of:=1/(0.693*([.$B$3]+2*SUM([.$B$4:.B21]))*[.$B$2])" office:value-type="float" office:value="987.765" calcext:value-type="float">
            <text:p>987.765</text:p>
          </table:table-cell>
          <table:table-cell table:formula="of:=([.$B$3]+SUM([.$B$4:.B21]))/([.$B$3]+2*SUM([.$B$4:.B21]))" office:value-type="float" office:value="0.53422605725" calcext:value-type="float">
            <text:p>0.5342260572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W</text:p>
          </table:table-cell>
          <table:table-cell office:value-type="float" office:value="1975.53" calcext:value-type="float">
            <text:p>1975.53</text:p>
          </table:table-cell>
          <table:table-cell table:formula="of:=[.G21]/2" office:value-type="float" office:value="987.765" calcext:value-type="float">
            <text:p>987.765</text:p>
          </table:table-cell>
          <table:table-cell/>
          <table:table-cell office:value-type="float" office:value="4120" calcext:value-type="float">
            <text:p>4.12E+03</text:p>
          </table:table-cell>
          <table:table-cell table:formula="of:=1/(0.693*([.$J$3]+2*SUM([.$J$4:.J21]))*[.$J$2])" office:value-type="float" office:value="992.572185308462" calcext:value-type="float">
            <text:p>992.572185308462</text:p>
          </table:table-cell>
          <table:table-cell table:formula="of:=([.K21]-[.H21])/[.H21]" office:value-type="percentage" office:value="0.00486672974691604" calcext:value-type="percentage">
            <text:p>0.49%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table:formula="of:=0.5*(1/0.693/[.H22]/[.$B$2]-[.$B$3])-SUM([.$B$4:.B21])" office:value-type="float" office:value="4343.07699947045" calcext:value-type="float">
            <text:p>4343.07699947045</text:p>
          </table:table-cell>
          <table:table-cell table:formula="of:=1/(0.693*([.$B$3]+2*SUM([.$B$4:.B22]))*[.$B$2])" office:value-type="float" office:value="932.33" calcext:value-type="float">
            <text:p>932.33</text:p>
          </table:table-cell>
          <table:table-cell table:formula="of:=([.$B$3]+SUM([.$B$4:.B22]))/([.$B$3]+2*SUM([.$B$4:.B22]))" office:value-type="float" office:value="0.5323052345" calcext:value-type="float">
            <text:p>0.5323052345</text:p>
          </table:table-cell>
          <table:table-cell office:value-type="string" calcext:value-type="string">
            <text:p>A#6</text:p>
          </table:table-cell>
          <table:table-cell office:value-type="string" calcext:value-type="string">
            <text:p>B</text:p>
          </table:table-cell>
          <table:table-cell office:value-type="float" office:value="1864.66" calcext:value-type="float">
            <text:p>1864.66</text:p>
          </table:table-cell>
          <table:table-cell table:formula="of:=[.G22]/2" office:value-type="float" office:value="932.33" calcext:value-type="float">
            <text:p>932.33</text:p>
          </table:table-cell>
          <table:table-cell/>
          <table:table-cell office:value-type="float" office:value="4320" calcext:value-type="float">
            <text:p>4.32E+03</text:p>
          </table:table-cell>
          <table:table-cell table:formula="of:=1/(0.693*([.$J$3]+2*SUM([.$J$4:.J22]))*[.$J$2])" office:value-type="float" office:value="936.892249708767" calcext:value-type="float">
            <text:p>936.892249708767</text:p>
          </table:table-cell>
          <table:table-cell table:formula="of:=([.K22]-[.H22])/[.H22]" office:value-type="percentage" office:value="0.0048933850769221" calcext:value-type="percentage">
            <text:p>0.49%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table:formula="of:=0.5*(1/0.693/[.H23]/[.$B$2]-[.$B$3])-SUM([.$B$4:.B22])" office:value-type="float" office:value="4601.87876758094" calcext:value-type="float">
            <text:p>4601.87876758094</text:p>
          </table:table-cell>
          <table:table-cell table:formula="of:=1/(0.693*([.$B$3]+2*SUM([.$B$4:.B23]))*[.$B$2])" office:value-type="float" office:value="880" calcext:value-type="float">
            <text:p>880</text:p>
          </table:table-cell>
          <table:table-cell table:formula="of:=([.$B$3]+SUM([.$B$4:.B23]))/([.$B$3]+2*SUM([.$B$4:.B23]))" office:value-type="float" office:value="0.530492" calcext:value-type="float">
            <text:p>0.530492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W</text:p>
          </table:table-cell>
          <table:table-cell office:value-type="float" office:value="1760" calcext:value-type="float">
            <text:p>1760</text:p>
          </table:table-cell>
          <table:table-cell table:formula="of:=[.G23]/2" office:value-type="float" office:value="880" calcext:value-type="float">
            <text:p>880</text:p>
          </table:table-cell>
          <table:table-cell/>
          <table:table-cell office:value-type="float" office:value="4640" calcext:value-type="float">
            <text:p>4.64E+03</text:p>
          </table:table-cell>
          <table:table-cell table:formula="of:=1/(0.693*([.$J$3]+2*SUM([.$J$4:.J23]))*[.$J$2])" office:value-type="float" office:value="883.650608084166" calcext:value-type="float">
            <text:p>883.650608084166</text:p>
          </table:table-cell>
          <table:table-cell table:formula="of:=([.K23]-[.H23])/[.H23]" office:value-type="percentage" office:value="0.00414841827746128" calcext:value-type="percentage">
            <text:p>0.4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us Z</meta:initial-creator>
    <meta:creation-date>2023-05-18T14:54:34.950814158</meta:creation-date>
    <dc:date>2023-05-18T16:54:38.498028984</dc:date>
    <dc:creator>Gus Z</dc:creator>
    <meta:editing-duration>PT4M12S</meta:editing-duration>
    <meta:editing-cycles>1</meta:editing-cycles>
    <meta:document-statistic meta:table-count="2" meta:cell-count="301" meta:object-count="0"/>
    <meta:generator>LibreOffice/6.4.7.2$Linux_X86_64 LibreOffice_project/40$Build-2</meta:generator>
  </office:meta>
</office:document-meta>
</file>